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0.863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0.9917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0.7799in"/>
    </style:style>
    <style:style style:name="co11" style:family="table-column">
      <style:table-column-properties fo:break-before="auto" style:column-width="0.733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lbany AMT" fo:font-size="10pt" fo:language="en" fo:country="US" style:font-name-asian="Arial1" style:font-size-asian="6.25pt" style:language-asian="en" style:country-asian="US" style:font-name-complex="Arial1" style:font-size-complex="6.25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Estados del servidor y comandos que puede recibir del client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Chat</text:p>
          </table:table-cell>
          <table:table-cell office:value-type="string">
            <text:p>Defend</text:p>
          </table:table-cell>
          <table:table-cell office:value-type="string">
            <text:p>JoinGame</text:p>
          </table:table-cell>
          <table:table-cell office:value-type="string">
            <text:p>Move</text:p>
          </table:table-cell>
          <table:table-cell office:value-type="string">
            <text:p>NoMore</text:p>
          </table:table-cell>
          <table:table-cell office:value-type="string">
            <text:p>Populate</text:p>
          </table:table-cell>
          <table:table-cell office:value-type="string">
            <text:p>Quit</text:p>
          </table:table-cell>
          <table:table-cell office:value-type="string">
            <text:p>ReadyToPlay</text:p>
          </table:table-cell>
          <table:table-cell office:value-type="string">
            <text:p>SelectMap</text:p>
          </table:table-cell>
          <table:table-cell office:value-type="string">
            <text:p>Surrender</text:p>
          </table:table-cell>
        </table:table-row>
        <table:table-row table:style-name="ro1">
          <table:table-cell office:value-type="string">
            <text:p>Attacking</text:p>
          </table:table-cell>
          <table:table-cell office:value-type="string">
            <text:p>Defending</text:p>
          </table:table-cell>
          <table:table-cell office:value-type="string">
            <text:p>BC</text:p>
          </table:table-cell>
          <table:table-cell table:number-columns-repeated="3" office:value-type="string">
            <text:p>-</text:p>
          </table:table-cell>
          <table:table-cell office:value-type="string">
            <text:p>Moving</text:p>
          </table:table-cell>
          <table:table-cell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Defend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BattleResult </text:p>
            <text:p>+ Attacking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Moving</text:p>
          </table:table-cell>
          <table:table-cell/>
          <table:table-cell office:value-type="string">
            <text:p>BC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  <table:table-cell office:value-type="string">
            <text:p>next player </text:p>
            <text:p>+ Populating</text:p>
          </table:table-cell>
          <table:table-cell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1">
          <table:table-cell office:value-type="string">
            <text:p>Ocupy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Populat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TurnToAttack </text:p>
            <text:p>+ Attacking</text:p>
          </table:table-cell>
          <table:table-cell office:value-type="string">
            <text:p>actualizar </text:p>
            <text:p>/ if 0 TurnToAttack</text:p>
          </table:table-cell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SimplePopulat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table:number-columns-repeated="4" office:value-type="string">
            <text:p>-</text:p>
          </table:table-cell>
          <table:table-cell office:value-type="string">
            <text:p>next player </text:p>
            <text:p>+ self</text:p>
            <text:p>/ Ocupying</text:p>
          </table:table-cell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Waiting</text:p>
            <text:p>FirstPlayer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ectMap </text:p>
            <text:p>+ WaitingMap</text:p>
            <text:p>Selection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string">
            <text:p>Waiting</text:p>
            <text:p>MapSelection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f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actualizar</text:p>
          </table:table-cell>
          <table:table-cell office:value-type="string">
            <text:p>Waiting</text:p>
            <text:p>Player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WaitingPlayer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f</text:p>
          </table:table-cell>
          <table:table-cell table:number-columns-repeated="3" office:value-type="string">
            <text:p>-</text:p>
          </table:table-cell>
          <table:table-cell office:value-type="string">
            <text:p>actualizar</text:p>
          </table:table-cell>
          <table:table-cell office:value-type="string">
            <text:p>Map </text:p>
            <text:p>+ Simple</text:p>
            <text:p>Populating</text:p>
          </table:table-cell>
          <table:table-cell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Estados del cliente y comandos que puede recibir del servidor</text:p>
          </table:table-cell>
          <table:table-cell table:number-columns-repeated="11"/>
        </table:table-row>
        <table:table-row table:style-name="ro1">
          <table:table-cell office:value-type="string">
            <text:p>Todos los anteriores deben ser procesados salvo SelectMap, si son validos deben actualizar el modelo.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Deben mostrar uno del los mensajes dependiendo del origen/destino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ttack</text:p>
          </table:table-cell>
          <table:table-cell/>
          <table:table-cell office:value-type="string">
            <text:p>Kill</text:p>
          </table:table-cell>
          <table:table-cell office:value-type="string">
            <text:p>Move</text:p>
          </table:table-cell>
          <table:table-cell office:value-type="string">
            <text:p>SetOwner</text:p>
          </table:table-cell>
          <table:table-cell office:value-type="string">
            <text:p>Lose</text:p>
          </table:table-cell>
          <table:table-cell office:value-type="string">
            <text:p>Map</text:p>
          </table:table-cell>
          <table:table-cell office:value-type="string">
            <text:p>TurnToAttack</text:p>
          </table:table-cell>
          <table:table-cell office:value-type="string">
            <text:p>TurnToMove</text:p>
          </table:table-cell>
          <table:table-cell office:value-type="string">
            <text:p>TurnToOcuppy</text:p>
          </table:table-cell>
          <table:table-cell office:value-type="string">
            <text:p>YouAre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Attacking</text:p>
          </table:table-cell>
          <table:table-cell office:value-type="string">
            <text:p>-</text:p>
          </table:table-cell>
          <table:table-cell/>
          <table:table-cell office:value-type="string">
            <text:p>actualizar </text:p>
            <text:p>+ self</text:p>
          </table:table-cell>
          <table:table-cell office:value-type="string">
            <text:p>actualizar </text:p>
            <text:p>+ self</text:p>
          </table:table-cell>
          <table:table-cell office:value-type="string">
            <text:p>actualizar </text:p>
            <text:p>+ self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Defend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Mov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Ocupy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Populat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Waiting</text:p>
          </table:table-cell>
          <table:table-cell office:value-type="string">
            <text:p>isForMe</text:p>
            <text:p>+ Defending</text:p>
          </table:table-cell>
          <table:table-cell/>
          <table:table-cell office:value-type="string">
            <text:p>actualizar</text:p>
            <text:p>+ self</text:p>
          </table:table-cell>
          <table:table-cell office:value-type="string">
            <text:p>actualizar</text:p>
            <text:p>+ self</text:p>
          </table:table-cell>
          <table:table-cell office:value-type="string">
            <text:p>actualizar</text:p>
            <text:p>+ self</text:p>
          </table:table-cell>
          <table:table-cell office:value-type="string">
            <text:p>tomar nota</text:p>
          </table:table-cell>
          <table:table-cell office:value-type="string">
            <text:p>crear modelo </text:p>
            <text:p>+ self</text:p>
          </table:table-cell>
          <table:table-cell office:value-type="string">
            <text:p>isForMe </text:p>
            <text:p>+ Attacking</text:p>
          </table:table-cell>
          <table:table-cell office:value-type="string">
            <text:p>isForMe</text:p>
            <text:p><text:s/>+ Moving</text:p>
          </table:table-cell>
          <table:table-cell office:value-type="string">
            <text:p>isForMe</text:p>
            <text:p><text:s/>+ Ocupying</text:p>
          </table:table-cell>
          <table:table-cell office:value-type="string">
            <text:p>tomar nota </text:p>
            <text:p>+ self</text:p>
          </table:table-cell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19:Sheet1.G1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s" fo:country="AR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5">06/25/2008</text:date>, <text:time>10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06-22T19:56:54</meta:creation-date>
    <dc:date>2008-06-25T10:39:00</dc:date>
    <meta:editing-cycles>10</meta:editing-cycles>
    <meta:editing-duration>PT23H58M12S</meta:editing-duration>
    <meta:user-defined meta:name="Info 1"/>
    <meta:user-defined meta:name="Info 2"/>
    <meta:user-defined meta:name="Info 3"/>
    <meta:user-defined meta:name="Info 4"/>
    <meta:document-statistic meta:table-count="3" meta:cell-count="179"/>
  </office:meta>
</office:document-meta>
</file>